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556in" table:align="right"/>
    </style:style>
    <style:style style:name="Table1.A" style:family="table-column">
      <style:table-column-properties style:column-width="4.0028in"/>
    </style:style>
    <style:style style:name="Table1.B" style:family="table-column">
      <style:table-column-properties style:column-width="2.6528in"/>
    </style:style>
    <style:style style:name="Table1.A1" style:family="table-cell">
      <style:table-cell-properties fo:padding="0.1in" fo:border="0.05pt solid #666666"/>
    </style:style>
    <style:style style:name="Table1.A2" style:family="table-cell">
      <style:table-cell-properties fo:padding="0.1in" fo:border-left="0.05pt solid #666666" fo:border-right="none" fo:border-top="none" fo:border-bottom="0.05pt solid #666666"/>
    </style:style>
    <style:style style:name="Table1.B2" style:family="table-cell">
      <style:table-cell-properties fo:padding="0.1in" fo:border-left="none" fo:border-right="0.05pt solid #666666" fo:border-top="none" fo:border-bottom="0.05pt solid #666666"/>
    </style:style>
    <style:style style:name="P1" style:family="paragraph" style:parent-style-name="Table_20_Contents">
      <style:text-properties officeooo:rsid="0007525b" officeooo:paragraph-rsid="0007525b"/>
    </style:style>
    <style:style style:name="P2" style:family="paragraph" style:parent-style-name="Table_20_Contents">
      <style:text-properties fo:font-size="11pt" fo:font-weight="bold" officeooo:rsid="0007525b" officeooo:paragraph-rsid="0007525b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size="10pt" fo:font-weight="bold" officeooo:rsid="0007525b" officeooo:paragraph-rsid="0007525b" style:font-weight-asian="bold" style:font-weight-complex="bold"/>
    </style:style>
    <style:style style:name="P4" style:family="paragraph" style:parent-style-name="Table_20_Contents">
      <style:text-properties fo:font-weight="bold" officeooo:rsid="0007525b" officeooo:paragraph-rsid="0007525b" style:font-weight-asian="bold" style:font-weight-complex="bold"/>
    </style:style>
    <style:style style:name="P5" style:family="paragraph" style:parent-style-name="Table_20_Contents">
      <style:text-properties fo:font-weight="bold" officeooo:rsid="0007525b" officeooo:paragraph-rsid="000bda21" style:font-weight-asian="bold" style:font-weight-complex="bold"/>
    </style:style>
    <style:style style:name="P6" style:family="paragraph" style:parent-style-name="Table_20_Contents">
      <style:text-properties fo:font-size="13pt" fo:font-weight="bold" officeooo:rsid="0007525b" officeooo:paragraph-rsid="0007525b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3pt" fo:font-weight="bold" officeooo:rsid="000bda21" officeooo:paragraph-rsid="000bda21" style:font-size-asian="13pt" style:font-weight-asian="bold" style:font-size-complex="13pt" style:font-weight-complex="bold"/>
    </style:style>
    <style:style style:name="P8" style:family="paragraph" style:parent-style-name="Table_20_Contents">
      <style:text-properties fo:font-size="12pt" fo:font-weight="bold" officeooo:rsid="0007525b" officeooo:paragraph-rsid="0007525b" style:font-weight-asian="bold" style:font-weight-complex="bold"/>
    </style:style>
    <style:style style:name="P9" style:family="paragraph" style:parent-style-name="Table_20_Contents">
      <style:text-properties fo:font-size="12pt" fo:font-weight="bold" officeooo:rsid="0007525b" officeooo:paragraph-rsid="00081e98" style:font-weight-asian="bold" style:font-weight-complex="bold"/>
    </style:style>
    <style:style style:name="P10" style:family="paragraph" style:parent-style-name="Table_20_Contents">
      <style:text-properties fo:font-size="12pt" fo:font-weight="bold" officeooo:rsid="0007525b" officeooo:paragraph-rsid="000bda21" style:font-weight-asian="bold" style:font-weight-complex="bold"/>
    </style:style>
    <style:style style:name="P11" style:family="paragraph" style:parent-style-name="Table_20_Contents">
      <style:text-properties fo:font-size="12pt" fo:font-weight="bold" officeooo:rsid="00081e98" officeooo:paragraph-rsid="000bda21" style:font-weight-asian="bold" style:font-weight-complex="bold"/>
    </style:style>
    <style:style style:name="P12" style:family="paragraph" style:parent-style-name="Table_20_Contents">
      <style:text-properties fo:font-size="12pt" fo:font-weight="bold" officeooo:rsid="0007525b" officeooo:paragraph-rsid="000bda21" style:font-size-asian="11pt" style:font-weight-asian="bold" style:font-size-complex="11pt" style:font-weight-complex="bold"/>
    </style:style>
    <style:style style:name="T1" style:family="text">
      <style:text-properties officeooo:rsid="00081e98"/>
    </style:style>
    <style:style style:name="T2" style:family="text">
      <style:text-properties style:text-position="super 58%" officeooo:rsid="00081e98"/>
    </style:style>
    <style:style style:name="T3" style:family="text">
      <style:text-properties officeooo:rsid="000bda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/>
            <text:p text:style-name="P6"><text:span text:style-name="T3">Pedido de Renovação d</text:span>o PPCD <text:span text:style-name="T3">para Doutorado</text:span></text:p>
            <text:p text:style-name="P4">A/C: <text:span text:style-name="T1">Profa. </text:span>Dr<text:span text:style-name="T3">a</text:span>. <text:span text:style-name="T3">Maria Augusta Vieira Nelson</text:span></text:p>
            <text:p text:style-name="P8">Chefe d<text:span text:style-name="T3">o</text:span> Departamento de Engenharia de Software e Sistemas de Informação</text:p>
            <text:p text:style-name="P9">COREU - Prédio 34 <text:s/>- <text:span text:style-name="T1">2</text:span><text:span text:style-name="T2">o</text:span><text:span text:style-name="T1">.</text:span> Andar.</text:p>
            <text:p text:style-name="P3"/>
          </table:table-cell>
          <table:covered-table-cell/>
        </table:table-row>
        <table:table-row>
          <table:table-cell table:style-name="Table1.A2" office:value-type="string">
            <text:p text:style-name="P7">Remetente:</text:p>
            <text:p text:style-name="P5"><text:span text:style-name="T3">Prof. Msc. </text:span>Luiz Alberto Ferreira Gomes </text:p>
            <text:p text:style-name="P11">Professor Assistente <text:span text:style-name="T3">IV</text:span></text:p>
            <text:p text:style-name="P10">Curso de Ciência da Computação </text:p>
            <text:p text:style-name="P12">Campus Poços de Caldas – Sala 136 –<text:span text:style-name="T3"> Prédio I</text:span></text:p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Alberto Ferreira Gomes</meta:initial-creator>
    <meta:creation-date>2016-05-05T17:30:50.495475081</meta:creation-date>
    <meta:print-date>2017-05-02T09:59:09.474663000</meta:print-date>
    <dc:date>2017-05-02T10:02:22.712104000</dc:date>
    <meta:editing-duration>PT5H50M19S</meta:editing-duration>
    <meta:editing-cycles>3</meta:editing-cycles>
    <meta:generator>LibreOffice/5.3.2.2$MacOSX_X86_64 LibreOffice_project/6cd4f1ef626f15116896b1d8e1398b56da0d0ee1</meta:generator>
    <meta:document-statistic meta:table-count="1" meta:image-count="0" meta:object-count="0" meta:page-count="1" meta:paragraph-count="9" meta:word-count="55" meta:character-count="336" meta:non-whitespace-character-count="285"/>
  </office:meta>
</office:document-meta>
</file>